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RECEPCIONES" style:display-name="TABLA_RECEPCIONES" style:family="table">
      <style:table-properties style:width="10.1181in" fo:margin-left="0in" fo:margin-right="0in" table:align="margins"/>
    </style:style>
    <style:style style:name="TABLA_5f_RECEPCIONES.A" style:display-name="TABLA_RECEPCIONES.A" style:family="table-column">
      <style:table-column-properties style:column-width="2.1597in" style:rel-column-width="13987*"/>
    </style:style>
    <style:style style:name="TABLA_5f_RECEPCIONES.B" style:display-name="TABLA_RECEPCIONES.B" style:family="table-column">
      <style:table-column-properties style:column-width="2.2896in" style:rel-column-width="14829*"/>
    </style:style>
    <style:style style:name="TABLA_5f_RECEPCIONES.C" style:display-name="TABLA_RECEPCIONES.C" style:family="table-column">
      <style:table-column-properties style:column-width="2.8347in" style:rel-column-width="18359*"/>
    </style:style>
    <style:style style:name="TABLA_5f_RECEPCIONES.D" style:display-name="TABLA_RECEPCIONES.D" style:family="table-column">
      <style:table-column-properties style:column-width="2.8347in" style:rel-column-width="18360*"/>
    </style:style>
    <style:style style:name="TABLA_5f_RECEPCIONES.1" style:display-name="TABLA_RECEPCIONES.1" style:family="table-row">
      <style:table-row-properties fo:keep-together="auto"/>
    </style:style>
    <style:style style:name="TABLA_5f_RECEPCIONES.A1" style:display-name="TABLA_RECEPCIONE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RECEPCIONES.D1" style:display-name="TABLA_RECEPCIONES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RECEPCIONES.2" style:display-name="TABLA_RECEPCIONES.2" style:family="table-row">
      <style:table-row-properties style:min-row-height="0.425in" fo:keep-together="auto"/>
    </style:style>
    <style:style style:name="TABLA_5f_RECEPCIONES.A2" style:display-name="TABLA_RECEPCIONES.A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B2" style:display-name="TABLA_RECEPCIONES.B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C2" style:display-name="TABLA_RECEPCIONES.C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D2" style:display-name="TABLA_RECEPCIONES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392c47" style:font-name-asian="Arial" style:font-size-asian="8pt" style:font-name-complex="Arial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officeooo:rsid="0041c630" officeooo:paragraph-rsid="0041c630" style:font-name-asian="Arial" style:font-size-asian="8pt" style:font-name-complex="Arial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officeooo:rsid="0026a290" officeooo:paragraph-rsid="0026a290" style:font-name-asian="Arial" style:font-size-asian="8pt" style:font-name-complex="Arial" style:font-size-complex="8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1eb3f2" style:font-size-asian="8pt" style:font-size-complex="8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paragraph-rsid="001eb3f2" style:font-size-asian="8pt" style:font-size-complex="8pt"/>
    </style:style>
    <style:style style:name="P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3bffbc" officeooo:paragraph-rsid="003bffbc" style:font-name-asian="Arial" style:font-size-asian="15pt" style:font-weight-asian="bold" style:font-name-complex="Arial" style:font-size-complex="15pt" style:font-weight-complex="bold"/>
    </style:style>
    <style:style style:name="P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083a4" officeooo:paragraph-rsid="004083a4" style:font-name-asian="Arial" style:font-size-asian="8pt" style:font-weight-asian="bold" style:font-name-complex="Arial" style:font-size-complex="8pt" style:font-weight-complex="bold"/>
    </style:style>
    <style:style style:name="P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083a4" officeooo:paragraph-rsid="0030b2b2" style:font-name-asian="Arial" style:font-size-asian="8pt" style:font-weight-asian="bold" style:font-name-complex="Arial" style:font-size-complex="8pt" style:font-weight-complex="bold"/>
    </style:style>
    <style:style style:name="P1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1c630" officeooo:paragraph-rsid="0041c630" style:font-name-asian="Arial" style:font-size-asian="8pt" style:font-name-complex="Arial" style:font-size-complex="8pt"/>
    </style:style>
    <style:style style:name="P11" style:family="paragraph" style:parent-style-name="Standard" style:master-page-name="Page_20_Style_20_1">
      <style:paragraph-properties fo:margin-left="0in" fo:margin-right="0in" fo:text-align="center" style:justify-single-word="false" fo:text-indent="0.4925in" style:auto-text-indent="false" style:page-number="auto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488ec1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officeooo:rsid="003dc22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eatro Nacional Cervantes</text:p>
      <text:p text:style-name="P7">Recepciones finalizadas <text:span text:style-name="T4">(Por Alta, Consumo o Transferencia)</text:span></text:p>
      <text:p text:style-name="P1"/>
      <text:p text:style-name="P5"><text:span text:style-name="T1">Fecha </text:span><text:span text:style-name="T2">emisión reporte</text:span><text:span text:style-name="T3">: [FECHA]</text:span></text:p>
      <text:p text:style-name="P6"/>
      <text:p text:style-name="P2"/>
      <table:table table:name="TABLA_RECEPCIONES" table:style-name="TABLA_5f_RECEPCIONES">
        <table:table-column table:style-name="TABLA_5f_RECEPCIONES.A"/>
        <table:table-column table:style-name="TABLA_5f_RECEPCIONES.B"/>
        <table:table-column table:style-name="TABLA_5f_RECEPCIONES.C"/>
        <table:table-column table:style-name="TABLA_5f_RECEPCIONES.D"/>
        <table:table-row table:style-name="TABLA_5f_RECEPCIONES.1">
          <table:table-cell table:style-name="TABLA_5f_RECEPCIONES.A1" office:value-type="string">
            <text:p text:style-name="P8">Numero</text:p>
          </table:table-cell>
          <table:table-cell table:style-name="TABLA_5f_RECEPCIONES.A1" office:value-type="string">
            <text:p text:style-name="P8">Fecha</text:p>
          </table:table-cell>
          <table:table-cell table:style-name="TABLA_5f_RECEPCIONES.A1" office:value-type="string">
            <text:p text:style-name="P9">Tipo de documento</text:p>
          </table:table-cell>
          <table:table-cell table:style-name="TABLA_5f_RECEPCIONES.D1" office:value-type="string">
            <text:p text:style-name="P8">Docuemento principal</text:p>
          </table:table-cell>
        </table:table-row>
        <table:table-row table:style-name="TABLA_5f_RECEPCIONES.2">
          <table:table-cell table:style-name="TABLA_5f_RECEPCIONES.A2" office:value-type="string">
            <text:p text:style-name="P10">[NUMERO]</text:p>
          </table:table-cell>
          <table:table-cell table:style-name="TABLA_5f_RECEPCIONES.B2" office:value-type="string">
            <text:p text:style-name="P10">[FECHA]</text:p>
          </table:table-cell>
          <table:table-cell table:style-name="TABLA_5f_RECEPCIONES.C2" office:value-type="string">
            <text:p text:style-name="P10">[TIPO_DE_DOCUMENTO]</text:p>
          </table:table-cell>
          <table:table-cell table:style-name="TABLA_5f_RECEPCIONES.D2" office:value-type="string">
            <text:p text:style-name="P10">[DOCUMENTO_PRINCIPAL]</text:p>
          </table:table-cell>
        </table:table-row>
      </table:table>
      <text:p text:style-name="P3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y="-0.3937in" svg:width="1.602in" svg:height="0.9598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1T16:56:16.484662699</dc:date>
    <meta:generator>LibreOffice/4.4.6.3$Linux_X86_64 LibreOffice_project/40m0$Build-3</meta:generator>
    <meta:editing-duration>PT20H42M19S</meta:editing-duration>
    <meta:editing-cycles>42</meta:editing-cycles>
    <dc:creator>gsantacruz </dc:creator>
    <meta:document-statistic meta:table-count="1" meta:image-count="1" meta:object-count="0" meta:page-count="1" meta:paragraph-count="11" meta:word-count="25" meta:character-count="217" meta:non-whitespace-character-count="203"/>
  </office:meta>
</office:document-meta>
</file>